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3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5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98008496" text:id="ct29800849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88816160427660583" text:style-name="L1">
        <text:list-item>
          <text:p text:style-name="P26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19">/] <office:annotation office:name="__Annotation__1923_484518897"><dc:creator>iwabuchi ken</dc:creator><dc:date>2020-05-04T13:08:16.73</dc:date><text:p text:style-name="P32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3070_799772361"><dc:creator>iwabuchi ken</dc:creator><dc:date>2020-05-05T09:43:34.76</dc:date><text:p text:style-name="P32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19">/] <office:annotation office:name="__Annotation__3098_799772361"><dc:creator>iwabuchi ken</dc:creator><dc:date>2020-05-05T10:13:42.79</dc:date><text:p text:style-name="P32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1666_1309051837"><dc:creator>iwabuchi ken</dc:creator><dc:date>2020-05-06T08:58:14.79</dc:date><text:p text:style-name="P32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6846_106191355"><dc:creator>iwabuchi ken</dc:creator><dc:date>2020-05-07T14:44:51.82</dc:date><text:p text:style-name="P32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19">/] <office:annotation office:name="__Annotation__6879_106191355"><dc:creator>iwabuchi ken</dc:creator><dc:date>2020-05-07T14:58:47.85</dc:date><text:p text:style-name="P32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19">/] 20200509_08474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19">/] 20200510_095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19">/] 20200513_143853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9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19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 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</table:table-cell>
        </table:table-row>
        <table:table-row table:style-name="表29.130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oft-page-break/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298008496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<text:soft-page-break/>--------------------------------------- [STEPS : closing] 20191009_161940</text:p>
      <text:list xml:id="list5901287223897154397" text:style-name="L2">
        <text:list-item>
          <text:p text:style-name="P24">time label ==&gt; paste</text:p>
        </text:list-item>
        <text:list-item>
          <text:p text:style-name="P24">“@@@” ==&gt; move to → at the bottom of the doc area</text:p>
        </text:list-item>
        <text:list-item>
          <text:p text:style-name="P24">DUP : template</text:p>
        </text:list-item>
        <text:list-item>
          <text:p text:style-name="P24">close</text:p>
          <text:list>
            <text:list-item>
              <text:p text:style-name="P24">web pages</text:p>
            </text:list-item>
            <text:list-item>
              <text:p text:style-name="P24">sheet file</text:p>
            </text:list-item>
            <text:list-item>
              <text:p text:style-name="P24">folders (if any)</text:p>
            </text:list-item>
            <text:list-item>
              <text:p text:style-name="P24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14T10:42:42.97</dc:date>
    <dc:creator>iwabuchi ken</dc:creator>
    <meta:editing-duration>P5DT19H44M27S</meta:editing-duration>
    <meta:editing-cycles>363</meta:editing-cycles>
    <meta:generator>OpenOffice/4.1.3$Win32 OpenOffice.org_project/413m1$Build-9783</meta:generator>
    <meta:document-statistic meta:table-count="9" meta:image-count="0" meta:object-count="0" meta:page-count="24" meta:paragraph-count="582" meta:word-count="3278" meta:character-count="15901"/>
  </office:meta>
</office:document-meta>
</file>